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494b" officeooo:paragraph-rsid="0004494b"/>
    </style:style>
    <style:style style:name="P2" style:family="paragraph" style:parent-style-name="Standard">
      <style:text-properties officeooo:rsid="0004be75" officeooo:paragraph-rsid="0004be75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5">
      <style:text-properties officeooo:rsid="0004494b" officeooo:paragraph-rsid="0004494b"/>
    </style:style>
    <style:style style:name="P9" style:family="paragraph" style:parent-style-name="Standard">
      <style:text-properties officeooo:rsid="00063562" officeooo:paragraph-rsid="00063562"/>
    </style:style>
    <style:style style:name="T1" style:family="text">
      <style:text-properties fo:font-style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K</text:p>
      <text:list xml:id="list2555882256969969660" text:style-name="L1">
        <text:list-item>
          <text:p text:style-name="P3">metody, vrace uspesnost operace nebo vyhazovat vyjimky?</text:p>
        </text:list-item>
        <text:list-item>
          <text:p text:style-name="P3">Jak s otviranim souboru? Predavat nazev souboru nebo slozku?</text:p>
        </text:list-item>
      </text:list>
      <text:p text:style-name="Standard"/>
      <text:p text:style-name="Standard">Aplikace bude rozdelena na 3 hlavni moduly. </text:p>
      <text:p text:style-name="Standard"/>
      <text:p text:style-name="Standard">Typy plagiatorstvi</text:p>
      <text:list xml:id="list6949200864435935613" text:style-name="L2">
        <text:list-item>
          <text:p text:style-name="P4">komentare tj. Odstraneni nebo jejich zmena</text:p>
        </text:list-item>
        <text:list-item>
          <text:p text:style-name="P4">identifikatory tj. Prejmenovani</text:p>
        </text:list-item>
        <text:list-item>
          <text:p text:style-name="P4">pozice promenne v kodu tj. Presunuti inicializace z prostredku funkce nahoru apod.</text:p>
        </text:list-item>
        <text:list-item>
          <text:p text:style-name="P4">Kombinace funkci tj. Vlozene procedury, predelani funkcionalniho kodu na objektovy</text:p>
        </text:list-item>
        <text:list-item>
          <text:p text:style-name="P4">program statements tj. Prehazeni if-else,</text:p>
        </text:list-item>
        <text:list-item>
          <text:p text:style-name="P4">control logic tj. Predelani for na while</text:p>
          <text:p text:style-name="P4"/>
        </text:list-item>
      </text:list>
      <text:p text:style-name="Standard"/>
      <text:p text:style-name="Standard">Postupy</text:p>
      <text:list xml:id="list2152639080291427414" text:style-name="L3">
        <text:list-item>
          <text:p text:style-name="P5">vždy predelat kod na tokeny</text:p>
        </text:list-item>
        <text:list-item>
          <text:p text:style-name="P5">odstranit komentare</text:p>
        </text:list-item>
        <text:list-item>
          <text:p text:style-name="P5">dale pak pracovat v modulech</text:p>
        </text:list-item>
      </text:list>
      <text:p text:style-name="Standard"/>
      <text:p text:style-name="Standard">1. modul – vyuzivani metrik kodu</text:p>
      <text:list xml:id="list3841752676028670373" text:style-name="L4">
        <text:list-header>
          <text:p text:style-name="P6">- oznacit za podezrele projetky s prilis malo funkcemi</text:p>
          <text:p text:style-name="P6">- kontrolovat počet metod/promennych ve tride a počet promennych v metodach/funkcich</text:p>
          <text:p text:style-name="P6">- vyuzit haelstedovy metriky, idealne tak, aby bylo mozne nastavit hloubku zkoumani, zda zkoumat cely program, pripadne jednotlive tridy, nasledne metody/funkce nebo dokonce i jednotlive cykly/vetveni (if-else)</text:p>
          <text:p text:style-name="P6"/>
        </text:list-header>
      </text:list>
      <text:p text:style-name="Standard">2. modul AST graf</text:p>
      <text:p text:style-name="Standard">3. modul winnowing</text:p>
      <text:p text:style-name="Standard">4. Bude muset byt nejaky hlavni ridici nastroj, který bude spoustet tyto moduly s patricnymi parametry, také při prvnim spusteni predela vsechny zadany projekty ze zdrojoveho kodu na posloupnost tokenu</text:p>
      <text:list xml:id="list192117422176258" text:continue-numbering="true" text:style-name="L4">
        <text:list-header>
          <text:p text:style-name="P6"/>
        </text:list-header>
      </text:list>
      <text:p text:style-name="Standard"/>
      <text:p text:style-name="Standard"/>
      <text:p text:style-name="Standard">Literatura:</text:p>
      <text:list xml:id="list1764543228250190421" text:style-name="L5">
        <text:list-item>
          <text:p text:style-name="P7"><text:span text:style-name="T2">PHP: Hypertext Preprocessor, http://www.php.net, (c)2001-2014</text:span> (kecy o celem PHP)</text:p>
        </text:list-item>
        <text:list-item>
          <text:p text:style-name="P7"><text:span text:style-name="T2">Kačic, M.: </text:span><text:span text:style-name="T1">Aplikace pro odhalování plagiátů u rozsáhlých projektů</text:span><text:span text:style-name="T2"> [bakalářská práce]. FIT VUT v Brně, 2008. </text:span>( nejaka predchozi BP)</text:p>
        </text:list-item>
        <text:list-item>
          <text:p text:style-name="P7"><text:span text:style-name="T2">Šalplachta, P.: </text:span><text:span text:style-name="T1">Aplikace pro odhalování plagiátů</text:span><text:span text:style-name="T2"> [diplomová práce]. FIT VUT v Brně, 2009. </text:span>(další nejaka predchozi diplomka)</text:p>
        </text:list-item>
        <text:list-item>
          <text:p text:style-name="P7"><text:a xlink:type="simple" xlink:href="http://trochu.kvalitne.cz/diplomka/text/DipText4.xhtml#toc35">http://trochu.kvalitne.cz/diplomka/text/DipText4.xhtml#toc35</text:a></text:p>
        </text:list-item>
        <text:list-item>
          <text:p text:style-name="P8">levenshtein <text:a xlink:type="simple" xlink:href="http://www.levenshtein.net/">http://www.levenshtein.net/</text:a></text:p>
        </text:list-item>
      </text:list>
      <text:p text:style-name="P1"/>
      <text:p text:style-name="P1"/>
      <text:p text:style-name="P2">program optional parameters</text:p>
      <text:p text:style-name="P2">1. <text:span text:style-name="T2">tokensWorker</text:span> – odstraneni komentaru</text:p>
      <text:p text:style-name="P2">2. <text:span text:style-name="T2">halstead</text:span> – velikost bloku</text:p>
      <text:p text:style-name="P2">- <text:s/>program length range</text:p>
      <text:p text:style-name="P2">- volume range</text:p>
      <text:p text:style-name="P2">- <text:s/>difficulty range</text:p>
      <text:p text:style-name="P2"/>
      <text:p text:style-name="P9"><text:soft-page-break/>reseni casoveho limitu</text:p>
      <text:p text:style-name="P9">udelat si jeden velky JSON file, který bude fungovat jako zasobnik a bude obsahovat pole klicu XLOGIN =&gt; pole se soubory, pole se soubory bude pote jako prvky obsahovat klasicke tokenBlock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2:41:18.803000000</meta:creation-date>
    <meta:generator>LibreOffice/4.1.3.2$Windows_x86 LibreOffice_project/70feb7d99726f064edab4605a8ab840c50ec57a</meta:generator>
    <meta:editing-duration>PT1H56M11S</meta:editing-duration>
    <meta:editing-cycles>4</meta:editing-cycles>
    <dc:date>2015-02-28T19:21:16.857000000</dc:date>
    <meta:document-statistic meta:table-count="0" meta:image-count="0" meta:object-count="0" meta:page-count="2" meta:paragraph-count="36" meta:word-count="292" meta:character-count="2024" meta:non-whitespace-character-count="1778"/>
  </office:meta>
</office:document-meta>
</file>